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36AC00002B83650CA109335D3CEE.wmf" manifest:media-type="image/x-wmf"/>
  <manifest:file-entry manifest:full-path="Pictures/2000000A00004CE500003780AB367E1C2F7DD83E.wmf" manifest:media-type="image/x-wmf"/>
  <manifest:file-entry manifest:full-path="Pictures/2000000A00006F6A00003CFA65B9110060052555.wmf" manifest:media-type="image/x-wmf"/>
  <manifest:file-entry manifest:full-path="Pictures/2000000A00005C31000032BFBF6AF8DC43FA4D14.wmf" manifest:media-type="image/x-wmf"/>
  <manifest:file-entry manifest:full-path="Pictures/2000000A00006D2400003CAB7C2A721A12C8C7C2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</style:style>
    <style:style style:name="P2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style:font-size-asian="11pt"/>
    </style:style>
    <style:style style:name="P3" style:family="paragraph" style:parent-style-name="Standard">
      <style:paragraph-properties fo:margin-top="0in" fo:margin-bottom="0.139in" loext:contextual-spacing="false" fo:line-height="115%"/>
      <style:text-properties style:font-name="Lucida Console" fo:font-size="12pt" fo:language="en" fo:country="none" style:font-size-asian="12pt"/>
    </style:style>
    <style:style style:name="P4" style:family="paragraph" style:parent-style-name="Standard">
      <style:paragraph-properties fo:margin-top="0in" fo:margin-bottom="0.139in" loext:contextual-spacing="false" fo:line-height="100%"/>
      <style:text-properties style:font-name="Lucida Console" fo:font-size="12pt" fo:language="en" fo:country="none" style:font-size-asian="12pt"/>
    </style:style>
    <style:style style:name="P5" style:family="paragraph" style:parent-style-name="Standard">
      <style:paragraph-properties fo:margin-top="0in" fo:margin-bottom="0.139in" loext:contextual-spacing="false" fo:line-height="100%"/>
      <style:text-properties style:font-name="Lucida Console" fo:font-size="12pt" fo:language="en" fo:country="US" style:font-size-asian="12pt"/>
    </style:style>
    <style:style style:name="P6" style:family="paragraph" style:parent-style-name="Standard">
      <style:paragraph-properties fo:margin-top="0in" fo:margin-bottom="0.139in" loext:contextual-spacing="false" fo:line-height="115%"/>
      <style:text-properties style:font-name="Lucida Console" fo:font-size="12pt" fo:language="en" fo:country="US" style:font-size-asian="12pt"/>
    </style:style>
    <style:style style:name="P7" style:family="paragraph" style:parent-style-name="Standard">
      <style:paragraph-properties fo:margin-top="0in" fo:margin-bottom="0.139in" loext:contextual-spacing="false" fo:line-height="100%"/>
    </style:style>
    <style:style style:name="P8" style:family="paragraph" style:parent-style-name="Standard">
      <style:paragraph-properties fo:margin-top="0in" fo:margin-bottom="0.139in" loext:contextual-spacing="false" fo:line-height="115%"/>
      <style:text-properties officeooo:rsid="00181706" officeooo:paragraph-rsid="00181706"/>
    </style:style>
    <style:style style:name="P9" style:family="paragraph" style:parent-style-name="Standard">
      <style:paragraph-properties fo:margin-top="0in" fo:margin-bottom="0.139in" loext:contextual-spacing="false" fo:line-height="115%"/>
      <style:text-properties officeooo:rsid="001c67c1" officeooo:paragraph-rsid="001c67c1"/>
    </style:style>
    <style:style style:name="P10" style:family="paragraph" style:parent-style-name="Standard">
      <style:paragraph-properties fo:margin-top="0in" fo:margin-bottom="0.139in" loext:contextual-spacing="false" fo:line-height="115%"/>
      <style:text-properties officeooo:rsid="001e4ad9" officeooo:paragraph-rsid="001e4ad9"/>
    </style:style>
    <style:style style:name="P11" style:family="paragraph" style:parent-style-name="Standard">
      <style:paragraph-properties fo:margin-top="0in" fo:margin-bottom="0.139in" loext:contextual-spacing="false" fo:line-height="115%"/>
      <style:text-properties officeooo:rsid="001fa018" officeooo:paragraph-rsid="001fa018"/>
    </style:style>
    <style:style style:name="P12" style:family="paragraph" style:parent-style-name="Standard">
      <style:paragraph-properties fo:margin-top="0in" fo:margin-bottom="0.139in" loext:contextual-spacing="false" fo:line-height="115%"/>
      <style:text-properties officeooo:rsid="002049b2" officeooo:paragraph-rsid="002049b2"/>
    </style:style>
    <style:style style:name="P13" style:family="paragraph" style:parent-style-name="Standard">
      <style:paragraph-properties fo:margin-top="0in" fo:margin-bottom="0.139in" loext:contextual-spacing="false" fo:line-height="115%"/>
      <style:text-properties officeooo:rsid="002300c4" officeooo:paragraph-rsid="002300c4"/>
    </style:style>
    <style:style style:name="P14" style:family="paragraph" style:parent-style-name="Standard">
      <style:paragraph-properties fo:margin-top="0in" fo:margin-bottom="0.139in" loext:contextual-spacing="false" fo:line-height="115%"/>
      <style:text-properties officeooo:rsid="0024f27c" officeooo:paragraph-rsid="0024f27c"/>
    </style:style>
    <style:style style:name="P15" style:family="paragraph" style:parent-style-name="Standard">
      <style:paragraph-properties fo:margin-top="0in" fo:margin-bottom="0.139in" loext:contextual-spacing="false" fo:line-height="115%"/>
      <style:text-properties officeooo:rsid="002674f7" officeooo:paragraph-rsid="002674f7"/>
    </style:style>
    <style:style style:name="P16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style:page-number="auto"/>
    </style:style>
    <style:style style:name="T1" style:family="text">
      <style:text-properties style:font-name="Verdana" fo:font-size="14pt" fo:language="en" fo:country="none" style:font-size-asian="14pt"/>
    </style:style>
    <style:style style:name="T2" style:family="text">
      <style:text-properties style:font-name="Calibri" fo:font-size="11pt" fo:language="en" fo:country="none" style:font-size-asian="11pt"/>
    </style:style>
    <style:style style:name="T3" style:family="text">
      <style:text-properties fo:language="en" fo:country="none"/>
    </style:style>
    <style:style style:name="T4" style:family="text">
      <style:text-properties style:font-name="Lucida Console" fo:font-size="12pt" fo:language="en" fo:country="none" style:font-size-asian="12pt"/>
    </style:style>
    <style:style style:name="T5" style:family="text">
      <style:text-properties style:font-name="Lucida Console" fo:font-size="12pt" fo:language="en" fo:country="US" style:font-size-asian="12pt"/>
    </style:style>
    <style:style style:name="T6" style:family="text">
      <style:text-properties style:font-name="Lucida Console" fo:font-size="12pt" fo:language="en" fo:country="US" officeooo:rsid="00162cf2" style:font-size-asian="12pt"/>
    </style:style>
    <style:style style:name="T7" style:family="text">
      <style:text-properties style:font-name="Lucida Console" fo:font-size="12pt" fo:language="en" fo:country="US" officeooo:rsid="001961d0" style:font-size-asian="12pt"/>
    </style:style>
    <style:style style:name="T8" style:family="text">
      <style:text-properties style:font-name="Lucida Console" fo:font-size="12pt" fo:language="en" fo:country="US" officeooo:rsid="001b2e2e" style:font-size-asian="12pt"/>
    </style:style>
    <style:style style:name="T9" style:family="text">
      <style:text-properties style:font-name="Lucida Console" fo:font-size="12pt" fo:language="en" fo:country="US" officeooo:rsid="001c67c1" style:font-size-asian="12pt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<text:s/>git</text:span><text:span text:style-name="T2"> </text:span></text:p>
      <text:p text:style-name="P1"><text:span text:style-name="T2">------------------ command line for git bash ---------------------</text:span></text:p>
      <text:p text:style-name="P1"><text:span text:style-name="T2"># git version</text:span></text:p>
      <text:p text:style-name="P1"><text:span text:style-name="T2"># exit</text:span></text:p>
      <text:p text:style-name="P1"><text:span text:style-name="T2"># C:\Program Files\Notepad++</text:span></text:p>
      <text:p text:style-name="P1"><text:span text:style-name="T2">Basic Commands : </text:span></text:p>
      <text:p text:style-name="P1"><text:span text:style-name="T2">Navigation :</text:span></text:p>
      <text:p text:style-name="P1"><text:span text:style-name="T2"># ~ it's means hoem directory</text:span></text:p>
      <text:p text:style-name="P1"><text:span text:style-name="T2"># pwd = present working directory</text:span></text:p>
      <text:p text:style-name="P1"><text:span text:style-name="T2"># ls = list</text:span></text:p>
      <text:p text:style-name="P1"><text:span text:style-name="T2"><text:s text:c="2"/># ls -l</text:span></text:p>
      <text:p text:style-name="P1"><text:span text:style-name="T2"># cd/videos <text:s/>= change directory </text:span></text:p>
      <text:p text:style-name="P1"><text:span text:style-name="T2"># cd .. = back one up directory</text:span></text:p>
      <text:p text:style-name="P1"><text:span text:style-name="T2"># cd My\ Document/ = \ for space</text:span></text:p>
      <text:p text:style-name="P1"><text:span text:style-name="T2"># which ls = where install which</text:span></text:p>
      <text:p text:style-name="P1"><text:span text:style-name="T2"># echo $PATH</text:span></text:p>
      <text:p text:style-name="P1"><text:span text:style-name="T2">-------------- review -------------------------</text:span></text:p>
      <text:p text:style-name="P1"><text:span text:style-name="T2"># cat test.txt = output in termminal</text:span></text:p>
      <text:p text:style-name="P1"><text:span text:style-name="T2"># less test.txt = </text:span></text:p>
      <text:p text:style-name="P1"><text:span text:style-name="T2">Q for file exit</text:span></text:p>
      <text:p text:style-name="P1"><text:span text:style-name="T2">//---------------- file ---------------------------</text:span></text:p>
      <text:p text:style-name="P1"><text:span text:style-name="T2"># touch demo.txt = create empty file</text:span></text:p>
      <text:p text:style-name="P1"><text:span text:style-name="T2"># mv demo.txt demo-1.txt = rename</text:span></text:p>
      <text:p text:style-name="P1"><text:span text:style-name="T2"># rm demo-1.txt = remove</text:span></text:p>
      <text:p text:style-name="P1"><text:span text:style-name="T2">----------- directory ------------------------------</text:span></text:p>
      <text:p text:style-name="P1"><text:span text:style-name="T2"># mkdir name = create dir</text:span></text:p>
      <text:p text:style-name="P1"><text:soft-page-break/><text:span text:style-name="T2"># rmdir name = remove dir</text:span></text:p>
      <text:p text:style-name="P1"><text:span text:style-name="T2"># mkdir -p projects/client-a/awesome-web-project = nested folder create</text:span></text:p>
      <text:p text:style-name="P1"><text:span text:style-name="T2"># rm -rf projects/ = -rf recursive fource</text:span></text:p>
      <text:p text:style-name="P1"><text:span text:style-name="T2">---------------- clear -----------------</text:span></text:p>
      <text:p text:style-name="P1"><text:span text:style-name="T2"># clear </text:span></text:p>
      <text:p text:style-name="P1"><text:span text:style-name="T2"># exit </text:span></text:p>
      <text:p text:style-name="P1"><text:span text:style-name="T2">------------- file with text ----------</text:span></text:p>
      <text:p text:style-name="P1"><text:span text:style-name="T2">// create file with text</text:span></text:p>
      <text:p text:style-name="P1"><text:span text:style-name="T2">echo "hello world" &gt;&gt; demo.txt = insert</text:span></text:p>
      <text:p text:style-name="P1"><text:span text:style-name="T2">overwrite</text:span></text:p>
      <text:p text:style-name="P1"><text:span text:style-name="T2">echo "hi " &gt; demo.txt = override</text:span></text:p>
      <text:p text:style-name="P2"/>
      <text:p text:style-name="P1"><text:span text:style-name="T2">ls -al &gt; listing.txt</text:span></text:p>
      <text:p text:style-name="P2"/>
      <text:p text:style-name="P1"><text:span text:style-name="T2">---------- shal script --------------------------</text:span></text:p>
      <text:p text:style-name="P1"><text:span text:style-name="T2">notapad++</text:span></text:p>
      <text:p text:style-name="P1"><text:span text:style-name="T4">chmod +x example.sh</text:span><text:span text:style-name="T5"> = x for execuit </text:span></text:p>
      <text:p text:style-name="P1"><text:span text:style-name="T5">./example.sh</text:span></text:p>
      <text:p text:style-name="P1"><text:span text:style-name="T5">------ customize bash command ----------</text:span></text:p>
      <text:p text:style-name="P1"><text:span text:style-name="T5">notepad++ .bashrc</text:span></text:p>
      <text:p text:style-name="P1"><text:span text:style-name="T5">alias ll='ls -al'</text:span></text:p>
      <text:p text:style-name="P1"><text:span text:style-name="T5">alias npp='notepad++' </text:span></text:p>
      <text:p text:style-name="P1"><text:span text:style-name="T5">source .bashrc</text:span></text:p>
      <text:p text:style-name="P3"/>
      <text:p text:style-name="P1"><text:span text:style-name="T5">----------------------------- Now Git --------------</text:span></text:p>
      <text:p text:style-name="P7"><text:soft-page-break/><draw:frame draw:style-name="fr1" draw:name="graphic1" text:anchor-type="as-char" svg:width="6in" svg:height="4.3335in" draw:z-index="0"><draw:image xlink:href="Pictures/2000000A00004CE500003780AB367E1C2F7DD83E.wmf" xlink:type="simple" xlink:show="embed" xlink:actuate="onLoad"/></draw:frame></text:p>
      <text:p text:style-name="P7"><draw:frame draw:style-name="fr1" draw:name="graphic2" text:anchor-type="as-char" svg:width="6in" svg:height="3.302in" draw:z-index="1"><draw:image xlink:href="Pictures/2000000A00005C31000032BFBF6AF8DC43FA4D14.wmf" xlink:type="simple" xlink:show="embed" xlink:actuate="onLoad"/></draw:frame></text:p>
      <text:p text:style-name="P7"><text:soft-page-break/><draw:frame draw:style-name="fr1" draw:name="graphic3" text:anchor-type="as-char" svg:width="6in" svg:height="3.2811in" draw:z-index="2"><draw:image xlink:href="Pictures/2000000A00006F6A00003CFA65B9110060052555.wmf" xlink:type="simple" xlink:show="embed" xlink:actuate="onLoad"/></draw:frame></text:p>
      <text:p text:style-name="P7"><draw:frame draw:style-name="fr1" draw:name="graphic4" text:anchor-type="as-char" svg:width="6in" svg:height="3.3335in" draw:z-index="3"><draw:image xlink:href="Pictures/2000000A00006D2400003CAB7C2A721A12C8C7C2.wmf" xlink:type="simple" xlink:show="embed" xlink:actuate="onLoad"/></draw:frame></text:p>
      <text:p text:style-name="P4"/>
      <text:p text:style-name="P7"><text:soft-page-break/><draw:frame draw:style-name="fr1" draw:name="graphic5" text:anchor-type="as-char" svg:width="5.5063in" svg:height="4.3752in" draw:z-index="4"><draw:image xlink:href="Pictures/20000009000036AC00002B83650CA109335D3CEE.wmf" xlink:type="simple" xlink:show="embed" xlink:actuate="onLoad"/></draw:frame></text:p>
      <text:p text:style-name="P4"/>
      <text:p text:style-name="P7"><text:span text:style-name="T5">Step 1 : mkdir projects</text:span></text:p>
      <text:p text:style-name="P7"><text:span text:style-name="T5">step-2: cd projects/</text:span></text:p>
      <text:p text:style-name="P7"><text:span text:style-name="T5">-------- git config -------</text:span></text:p>
      <text:p text:style-name="P7"><text:span text:style-name="T5">git config --global user.name "Shahriar Hosen"</text:span></text:p>
      <text:p text:style-name="P7"><text:span text:style-name="T5">git config --global user.email "shahriarmurolcse@gmail.com"</text:span></text:p>
      <text:p text:style-name="P7"><text:span text:style-name="T5">git config --global --list</text:span></text:p>
      <text:p text:style-name="P5"/>
      <text:p text:style-name="P7"><text:span text:style-name="T5">----------- clone repository ---------</text:span></text:p>
      <text:p text:style-name="P7"><text:span text:style-name="T5">git clone url(https://github.com/shahriarmurol/github-demo.git)</text:span></text:p>
      <text:p text:style-name="P3"/>
      <text:p text:style-name="P1"><text:span text:style-name="T5">cd github-demo/</text:span></text:p>
      <text:p text:style-name="P1"><text:span text:style-name="T5">git status</text:span></text:p>
      <text:p text:style-name="P1"><text:soft-page-break/><text:span text:style-name="T5">------------------------- commit(history) ---------------</text:span></text:p>
      <text:p text:style-name="P1"><text:span text:style-name="T5">git add start.txt </text:span></text:p>
      <text:p text:style-name="P1"><text:span text:style-name="T5">git commit -m "Adding start text file"</text:span></text:p>
      <text:p text:style-name="P1"><text:span text:style-name="T5">------------- pushing git(for upload github) ------------------</text:span></text:p>
      <text:p text:style-name="P1"><text:span text:style-name="T5">git push origin master</text:span></text:p>
      <text:p text:style-name="P1"><text:span text:style-name="T5">username: shahriarmurol</text:span></text:p>
      <text:p text:style-name="P1"><text:span text:style-name="T5">pass:.sal...............</text:span></text:p>
      <text:p text:style-name="P6"/>
      <text:p text:style-name="P1"><text:span text:style-name="T5">---------final(online repository) ----------------------</text:span></text:p>
      <text:p text:style-name="P7"><text:span text:style-name="T5">git clone url(https://github.com/shahriarmurol/github-demo.git)</text:span></text:p>
      <text:p text:style-name="P1"><text:span text:style-name="T5">--------------------------------------------</text:span></text:p>
      <text:p text:style-name="P1"><text:span text:style-name="T5">cd github-demo/</text:span></text:p>
      <text:p text:style-name="P1"><text:span text:style-name="T5">git add start.txt <text:s/>or git add .</text:span></text:p>
      <text:p text:style-name="P1"><text:span text:style-name="T5">git commit -m "Adding start text file</text:span></text:p>
      <text:p text:style-name="P1"><text:span text:style-name="T5">--------------------------------------------</text:span></text:p>
      <text:p text:style-name="P1"><text:span text:style-name="T5">git push origin master</text:span></text:p>
      <text:p text:style-name="P1"><text:span text:style-name="T5">username: shahriarmurol</text:span></text:p>
      <text:p text:style-name="P1"><text:span text:style-name="T5">pass:.sal...............</text:span></text:p>
      <text:p text:style-name="P6"/>
      <text:p text:style-name="P1"><text:span text:style-name="T5">------------------- <text:s/>git with local repository -------</text:span></text:p>
      <text:p text:style-name="P1"><text:span text:style-name="T5"># git init </text:span><text:span text:style-name="T6">fresh</text:span><text:span text:style-name="T5">-project</text:span></text:p>
      <text:p text:style-name="P1"><text:span text:style-name="T5">ls -al = all file and folder </text:span></text:p>
      <text:p text:style-name="P1"><text:span text:style-name="T5">NB : master branch is default</text:span></text:p>
      <text:p text:style-name="P8"><text:span text:style-name="T7">subl</text:span><text:span text:style-name="T5"> new.tx //</text:span><text:span text:style-name="T7">subl for sublime text</text:span></text:p>
      <text:p text:style-name="P1"><text:span text:style-name="T5"># git add </text:span><text:span text:style-name="T8">ne</text:span><text:span text:style-name="T5">.txt </text:span><text:span text:style-name="T8">or git add .</text:span></text:p>
      <text:p text:style-name="P1"><text:soft-page-break/><text:span text:style-name="T5"># git commit </text:span><text:span text:style-name="T9">commit </text:span></text:p>
      <text:p text:style-name="P9"><text:span text:style-name="T5"># rm -rh foldername = remove folder or project</text:span></text:p>
      <text:p text:style-name="P9"><text:span text:style-name="T5"/></text:p>
      <text:p text:style-name="P10"><text:span text:style-name="T5">How ot add an Existing project ?</text:span></text:p>
      <text:p text:style-name="P11"><text:span text:style-name="T5"># Download bootstrap</text:span></text:p>
      <text:p text:style-name="P11"><text:span text:style-name="T5">unzip ~/Downloads/filenane</text:span></text:p>
      <text:p text:style-name="P12"><text:span text:style-name="T5"># folder rename : mv initializr web-project </text:span></text:p>
      <text:p text:style-name="P13"><text:span text:style-name="T5"># git add .</text:span></text:p>
      <text:p text:style-name="P13"><text:span text:style-name="T5"># git commit -m “some test”</text:span></text:p>
      <text:p text:style-name="P14"><text:span text:style-name="T5"># rm -rf .git</text:span></text:p>
      <text:p text:style-name="P15"><text:span text:style-name="T5">rm -rf web-project</text:span></text:p>
      <text:p text:style-name="P13"><text:span text:style-name="T5"/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1:48:55.030599721</dc:date>
    <meta:editing-duration>PT32M</meta:editing-duration>
    <meta:editing-cycles>14</meta:editing-cycles>
    <meta:generator>LibreOffice/5.1.6.2$Linux_X86_64 LibreOffice_project/10m0$Build-2</meta:generator>
    <meta:document-statistic meta:table-count="0" meta:image-count="5" meta:object-count="0" meta:page-count="7" meta:paragraph-count="96" meta:word-count="394" meta:character-count="2716" meta:non-whitespace-character-count="2400"/>
  </office:meta>
</office:document-meta>
</file>